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" manifest:full-path="Pictures/200000070000504F00002FF62CB5016F.svm"/>
  <manifest:file-entry manifest:media-type="" manifest:full-path="Pictures/2000000700005123000030AFD6900F85.svm"/>
  <manifest:file-entry manifest:media-type="" manifest:full-path="Pictures/2000000700005123000030AF1649EC75.svm"/>
  <manifest:file-entry manifest:media-type="" manifest:full-path="Pictures/200000070000504F00002FF6F29CB1D8.svm"/>
  <manifest:file-entry manifest:media-type="text/xml" manifest:full-path="Object 4/content.xml"/>
  <manifest:file-entry manifest:media-type="" manifest:full-path="Object 4/Pictures/20000014000003DE0000024D92CC2D7F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13000002BB0000024D5D52E0BF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language="ru" fo:country="RU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draw:ole-draw-aspect="1"/>
    </style:style>
    <style:style style:name="fr7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6"><text:span text:style-name="T6">Лабораторная работа № 1<text:line-break/></text:span><text:span text:style-name="T7">ЛИНЕЙНЫЕ ЦЕПИ ПОСТОЯННОГО ТОКА</text:span></text:p>
      <text:p text:style-name="P3"/>
      <text:list xml:id="list5753586172696738719" text:style-name="L1">
        <text:list-item>
          <text:p text:style-name="P8">Цель работы: <text:s/>Изучение закономерностей в линейных цепях постоянного тока. </text:p>
        </text:list-item>
      </text:list>
      <text:p text:style-name="P2"/>
      <text:list xml:id="list31440021" text:continue-numbering="true" text:style-name="L1">
        <text:list-item>
          <text:p text:style-name="P10">Схема:</text:p>
        </text:list-item>
      </text:list>
      <text:p text:style-name="P4"><draw:frame draw:style-name="fr1" draw:name="Графический объект2" text:anchor-type="paragraph" svg:x="10.121cm" svg:y="0.125cm" svg:width="8.777cm" svg:height="5.267cm" draw:z-index="2"><draw:image xlink:href="Pictures/2000000700005123000030AFD6900F85.svm" xlink:type="simple" xlink:show="embed" xlink:actuate="onLoad"/></draw:frame><draw:frame draw:style-name="fr1" draw:name="Графический объект1" text:anchor-type="paragraph" svg:x="0.344cm" svg:y="0.141cm" svg:width="8.634cm" svg:height="5.181cm" draw:z-index="1"><draw:image xlink:href="Pictures/2000000700005123000030AF1649EC75.svm" xlink:type="simple" xlink:show="embed" xlink:actuate="onLoad"/></draw:frame></text:p>
      <text:list xml:id="list31435305" text:continue-numbering="true" text:style-name="L1">
        <text:list-item>
          <text:p text:style-name="P11"><text:span text:style-name="T2">Упражнение 1.</text:span><text:span text:style-name="T1"> </text:span><text:span text:style-name="T3">Построение потенциальной диаграммы.</text:span></text:p>
        </text:list-item>
      </text:list>
      <text:p text:style-name="P2"/>
      <text:p text:style-name="P2"><draw:frame draw:style-name="fr4" draw:name="Объект1" text:anchor-type="paragraph" svg:width="19.616cm" svg:height="0.933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3" text:anchor-type="paragraph" svg:x="3.545cm" svg:y="1.245cm" svg:width="12.18cm" svg:height="1.004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6" draw:name="Объект4" text:anchor-type="paragraph" svg:y="0.021cm" svg:width="9.223cm" svg:height="5.272cm" draw:z-index="7"><draw:object xlink:href="./Object 4" xlink:type="simple" xlink:show="embed" xlink:actuate="onLoad"/><draw:image xlink:href="./ObjectReplacements/Object 4" xlink:type="simple" xlink:show="embed" xlink:actuate="onLoad"/></draw:frame><draw:frame draw:style-name="fr7" draw:name="Объект5" text:anchor-type="paragraph" svg:x="9.433cm" svg:y="0.021cm" svg:width="9.835cm" svg:height="5.225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1429897" text:continue-numbering="true" text:style-name="L1">
        <text:list-item>
          <text:p text:style-name="P10"><text:span text:style-name="T4">Упражнение 1.</text:span> <text:span text:style-name="T5"><text:s/>Проверка метода суперпозиции.</text:span></text:p>
        </text:list-item>
      </text:list>
      <text:p text:style-name="P5"/>
      <text:p text:style-name="P2"><draw:frame draw:style-name="fr5" draw:name="Объект2" text:anchor-type="paragraph" svg:width="14.885cm" svg:height="1.004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Графический объект3" text:anchor-type="paragraph" svg:x="0.688cm" svg:y="0.074cm" svg:width="8.43cm" svg:height="5.036cm" draw:z-index="4"><draw:image xlink:href="Pictures/200000070000504F00002FF6F29CB1D8.svm" xlink:type="simple" xlink:show="embed" xlink:actuate="onLoad"/></draw:frame><draw:frame draw:style-name="fr2" draw:name="Графический объект4" text:anchor-type="paragraph" svg:x="9.992cm" svg:y="0.095cm" svg:width="8.377cm" svg:height="5.002cm" draw:z-index="3"><draw:image xlink:href="Pictures/200000070000504F00002FF62CB5016F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4-22T11:27:14.64</dc:date>
    <dc:creator>Егор Клёнин</dc:creator>
    <meta:editing-duration>PT8H35M28S</meta:editing-duration>
    <meta:editing-cycles>41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4" meta:object-count="5" meta:page-count="1" meta:paragraph-count="7" meta:word-count="36" meta:character-count="2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8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7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6"/>
        <table:table-row table:style-name="ro1">
          <table:table-cell office:value-type="string">
            <text:p>E<text:span text:style-name="T1">1</text:span>, В</text:p>
          </table:table-cell>
          <table:table-cell office:value-type="string">
            <text:p>E<text:span text:style-name="T1">2</text:span>, В</text:p>
          </table:table-cell>
          <table:table-cell office:value-type="string">
            <text:p>φ<text:span text:style-name="T1">b</text:span>, В</text:p>
          </table:table-cell>
          <table:table-cell office:value-type="string">
            <text:p>φ<text:span text:style-name="T1">c</text:span>, В</text:p>
          </table:table-cell>
          <table:table-cell office:value-type="string">
            <text:p>φ<text:span text:style-name="T1">d</text:span>, В</text:p>
          </table:table-cell>
          <table:table-cell office:value-type="string">
            <text:p>φ<text:span text:style-name="T1">e</text:span>, В</text:p>
          </table:table-cell>
          <table:table-cell office:value-type="string">
            <text:p>φ<text:span text:style-name="T1">f</text:span>, В</text:p>
          </table:table-cell>
          <table:table-cell office:value-type="string">
            <text:p>U<text:span text:style-name="T1">ab</text:span>, В</text:p>
          </table:table-cell>
          <table:table-cell office:value-type="string">
            <text:p>U<text:span text:style-name="T1">cb</text:span>, В</text:p>
          </table:table-cell>
          <table:table-cell office:value-type="string">
            <text:p>U<text:span text:style-name="T1">cd</text:span>, В</text:p>
          </table:table-cell>
          <table:table-cell office:value-type="string">
            <text:p>U<text:span text:style-name="T1">ed</text:span>, В</text:p>
          </table:table-cell>
          <table:table-cell office:value-type="string">
            <text:p>U<text:span text:style-name="T1">ef</text:span>, В</text:p>
          </table:table-cell>
          <table:table-cell office:value-type="string">
            <text:p>U<text:span text:style-name="T1">af</text:span>, В</text:p>
          </table:table-cell>
          <table:table-cell office:value-type="string">
            <text:p>U<text:span text:style-name="T1">da</text:span>, В</text:p>
          </table:table-cell>
          <table:table-cell office:value-type="string">
            <text:p>I<text:span text:style-name="T1">1</text:span>, А</text:p>
          </table:table-cell>
          <table:table-cell office:value-type="string">
            <text:p>I<text:span text:style-name="T1">2</text:span>, А</text:p>
          </table:table-cell>
          <table:table-cell office:value-type="string">
            <text:p>I<text:span text:style-name="T1">3</text:span>, А</text:p>
          </table:table-cell>
        </table:table-row>
        <table:table-row table:style-name="ro2">
          <table:table-cell table:style-name="ce2" office:value-type="float" office:value="36.45">
            <text:p>36,45</text:p>
          </table:table-cell>
          <table:table-cell table:style-name="ce4" office:value-type="float" office:value="36.29">
            <text:p>36,29</text:p>
          </table:table-cell>
          <table:table-cell table:style-name="ce2" office:value-type="float" office:value="-7.2">
            <text:p>-7,2</text:p>
          </table:table-cell>
          <table:table-cell table:style-name="ce4" office:value-type="float" office:value="28.1">
            <text:p>28,1</text:p>
          </table:table-cell>
          <table:table-cell table:style-name="ce4" office:value-type="float" office:value="20.4">
            <text:p>20,4</text:p>
          </table:table-cell>
          <table:table-cell table:style-name="ce4" office:value-type="float" office:value="24.8">
            <text:p>24,8</text:p>
          </table:table-cell>
          <table:table-cell table:style-name="ce7" office:value-type="float" office:value="-10">
            <text:p>-10</text:p>
          </table:table-cell>
          <table:table-cell table:style-name="ce4" table:formula="of:=0-[.C2]" office:value-type="float" office:value="7.2">
            <text:p>7,2</text:p>
          </table:table-cell>
          <table:table-cell table:style-name="ce4" table:formula="of:=[.D2]-[.C2]" office:value-type="float" office:value="35.3">
            <text:p>35,3</text:p>
          </table:table-cell>
          <table:table-cell table:style-name="ce4" table:formula="of:=[.D2]-[.E2]" office:value-type="float" office:value="7.7">
            <text:p>7,7</text:p>
          </table:table-cell>
          <table:table-cell table:style-name="ce4" table:formula="of:=[.F2]-[.E2]" office:value-type="float" office:value="4.4">
            <text:p>4,4</text:p>
          </table:table-cell>
          <table:table-cell table:style-name="ce4" table:formula="of:=[.F2]-[.G2]" office:value-type="float" office:value="34.8">
            <text:p>34,8</text:p>
          </table:table-cell>
          <table:table-cell table:style-name="ce4" table:formula="of:=0-[.G2]" office:value-type="float" office:value="10">
            <text:p>10</text:p>
          </table:table-cell>
          <table:table-cell table:style-name="ce8" table:formula="of:=[.E2]-0" office:value-type="float" office:value="20.4">
            <text:p>20,4</text:p>
          </table:table-cell>
          <table:table-cell table:style-name="ce2" office:value-type="float" office:value="0.161">
            <text:p>0,161</text:p>
          </table:table-cell>
          <table:table-cell table:style-name="ce4" office:value-type="float" office:value="0.046">
            <text:p>0,046</text:p>
          </table:table-cell>
          <table:table-cell table:style-name="ce7" office:value-type="float" office:value="0.209">
            <text:p>0,20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1.04.2015</text:date>, <text:time>13:05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7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2">
          <table:table-cell table:style-name="ce1" office:value-type="string">
            <text:p>E<text:span text:style-name="T1">1</text:span><text:span text:style-name="T2">, В</text:span></text:p>
          </table:table-cell>
          <table:table-cell table:style-name="ce3" office:value-type="string">
            <text:p>I<text:span text:style-name="T1">1</text:span>', А</text:p>
          </table:table-cell>
          <table:table-cell table:style-name="ce3" office:value-type="string">
            <text:p>I<text:span text:style-name="T1">2</text:span>', А</text:p>
          </table:table-cell>
          <table:table-cell table:style-name="ce3" office:value-type="string">
            <text:p>I<text:span text:style-name="T1">3</text:span>', А</text:p>
          </table:table-cell>
          <table:table-cell table:style-name="ce1" office:value-type="string">
            <text:p>E<text:span text:style-name="T1">2</text:span><text:span text:style-name="T2">, В</text:span></text:p>
          </table:table-cell>
          <table:table-cell table:style-name="ce3" office:value-type="string">
            <text:p>I<text:span text:style-name="T1">1</text:span>'', А</text:p>
          </table:table-cell>
          <table:table-cell table:style-name="ce3" office:value-type="string">
            <text:p>I<text:span text:style-name="T1">2</text:span>'', А</text:p>
          </table:table-cell>
          <table:table-cell table:style-name="ce5" office:value-type="string">
            <text:p>I<text:span text:style-name="T1">3</text:span>'', А</text:p>
          </table:table-cell>
          <table:table-cell table:style-name="ce3" office:value-type="string">
            <text:p>I<text:span text:style-name="T1">1</text:span><text:span text:style-name="T2">, А</text:span></text:p>
          </table:table-cell>
          <table:table-cell table:style-name="ce3" office:value-type="string">
            <text:p>I<text:span text:style-name="T1">2</text:span><text:span text:style-name="T2">, А</text:span></text:p>
          </table:table-cell>
          <table:table-cell table:style-name="ce5" office:value-type="string">
            <text:p>I<text:span text:style-name="T1">3</text:span><text:span text:style-name="T2">, А</text:span></text:p>
          </table:table-cell>
        </table:table-row>
        <table:table-row table:style-name="ro1">
          <table:table-cell table:style-name="ce2" office:value-type="float" office:value="36.45">
            <text:p>36,45</text:p>
          </table:table-cell>
          <table:table-cell table:style-name="ce4" office:value-type="float" office:value="0.212">
            <text:p>0,212</text:p>
          </table:table-cell>
          <table:table-cell table:style-name="ce4" office:value-type="float" office:value="-0.051">
            <text:p>-0,051</text:p>
          </table:table-cell>
          <table:table-cell table:style-name="ce4" office:value-type="float" office:value="0.163">
            <text:p>0,163</text:p>
          </table:table-cell>
          <table:table-cell table:style-name="ce2" office:value-type="float" office:value="36.29">
            <text:p>36,29</text:p>
          </table:table-cell>
          <table:table-cell table:style-name="ce4" office:value-type="float" office:value="-0.049">
            <text:p>-0,049</text:p>
          </table:table-cell>
          <table:table-cell table:style-name="ce4" office:value-type="float" office:value="0.095">
            <text:p>0,095</text:p>
          </table:table-cell>
          <table:table-cell table:style-name="ce6" office:value-type="float" office:value="0.047">
            <text:p>0,047</text:p>
          </table:table-cell>
          <table:table-cell table:style-name="ce7" table:formula="of:=[.B8]+[.F8]" office:value-type="float" office:value="0.163">
            <text:p>0,163</text:p>
          </table:table-cell>
          <table:table-cell table:style-name="ce7" table:formula="of:=[.C8]+[.G8]" office:value-type="float" office:value="0.044">
            <text:p>0,044</text:p>
          </table:table-cell>
          <table:table-cell table:style-name="ce8" table:formula="of:=[.D8]+[.H8]" office:value-type="float" office:value="0.21">
            <text:p>0,21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1.04.2015</text:date>, <text:time>14:49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5" style:family="table-cell" style:parent-style-name="Default" style:data-style-name="N109">
      <style:table-cell-properties fo:border-bottom="0.035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Arial1"/>
    </style:style>
    <style:style style:name="T4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R<text:span text:style-name="T1">ab</text:span><text:span text:style-name="T2">, Ом</text:span></text:p>
          </table:table-cell>
          <table:table-cell table:style-name="ce3" office:value-type="string">
            <text:p>R<text:span text:style-name="T1">01</text:span><text:span text:style-name="T2">, Ом</text:span></text:p>
          </table:table-cell>
          <table:table-cell table:style-name="ce3" office:value-type="string">
            <text:p>R<text:span text:style-name="T1">cd</text:span><text:span text:style-name="T2">, Ом</text:span></text:p>
          </table:table-cell>
          <table:table-cell table:style-name="ce3" office:value-type="string">
            <text:p>R<text:span text:style-name="T1">ed</text:span><text:span text:style-name="T2">, Ом</text:span></text:p>
          </table:table-cell>
          <table:table-cell table:style-name="ce3" office:value-type="string">
            <text:p>R<text:span text:style-name="T1">02</text:span><text:span text:style-name="T2">, Ом</text:span></text:p>
          </table:table-cell>
          <table:table-cell table:style-name="ce3" office:value-type="string">
            <text:p>R<text:span text:style-name="T1">af</text:span><text:span text:style-name="T2">, Ом</text:span></text:p>
          </table:table-cell>
          <table:table-cell table:style-name="ce3" office:value-type="string">
            <text:p>R<text:span text:style-name="T1">da</text:span><text:span text:style-name="T2">, Ом</text:span></text:p>
          </table:table-cell>
          <table:table-cell table:style-name="ce1" office:value-type="string">
            <text:p><text:span text:style-name="T3">Σ</text:span>EI, Bт</text:p>
          </table:table-cell>
          <table:table-cell table:style-name="ce6" office:value-type="string">
            <text:p><text:span text:style-name="T3">Σ</text:span>I<text:span text:style-name="T4">2</text:span>R, Bт</text:p>
          </table:table-cell>
        </table:table-row>
        <table:table-row table:style-name="ro1">
          <table:table-cell table:style-name="ce2" office:value-type="float" office:value="44.7204968944099">
            <text:p>44,7</text:p>
          </table:table-cell>
          <table:table-cell table:style-name="ce4" office:value-type="float" office:value="7.14285714285713">
            <text:p>7,1</text:p>
          </table:table-cell>
          <table:table-cell table:style-name="ce4" office:value-type="float" office:value="47.8260869565218">
            <text:p>47,8</text:p>
          </table:table-cell>
          <table:table-cell table:style-name="ce4" office:value-type="float" office:value="95.6521739130435">
            <text:p>95,7</text:p>
          </table:table-cell>
          <table:table-cell table:style-name="ce4" office:value-type="float" office:value="32.3913043478261">
            <text:p>32,4</text:p>
          </table:table-cell>
          <table:table-cell table:style-name="ce4" office:value-type="float" office:value="217.391304347826">
            <text:p>217,4</text:p>
          </table:table-cell>
          <table:table-cell table:style-name="ce4" office:value-type="float" office:value="97.6076555023924">
            <text:p>97,6</text:p>
          </table:table-cell>
          <table:table-cell table:style-name="ce5" office:value-type="float" office:value="7.53779">
            <text:p>7,538</text:p>
          </table:table-cell>
          <table:table-cell table:style-name="ce7" office:value-type="float" office:value="7.57859">
            <text:p>7,579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1.04.2015</text:date>, <text:time>14:52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9.223cm" svg:height="5.272cm" xlink:href="." xlink:type="simple" chart:class="chart:scatter" chart:style-name="ch1">
        <chart:title svg:x="3.086cm" svg:y="0.241cm" chart:style-name="ch2">
          <text:p>Контур abcda </text:p>
        </chart:title>
        <chart:plot-area chart:style-name="ch3" chart:data-source-has-labels="both" svg:x="0.056cm" svg:y="0.809cm" svg:width="9.02cm" svg:height="4.196cm">
          <chartooo:coordinate-region svg:x="0.783cm" svg:y="1.021cm" svg:width="8.013cm" svg:height="3.772cm"/>
          <chart:axis chart:dimension="x" chart:name="primary-x" chart:style-name="ch4" chartooo:axis-type="auto">
            <chart:categories table:cell-range-address="local-table.$A$2:.$A$7"/>
            <chart:grid chart:style-name="ch5" chart:class="major"/>
          </chart:axis>
          <chart:axis chart:dimension="y" chart:name="primary-y" chart:style-name="ch6">
            <chart:title svg:x="0.787cm" svg:y="0.437cm" chart:style-name="ch7">
              <text:p>φ, B</text:p>
            </chart:title>
            <chart:grid chart:style-name="ch5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1.037cm" svg:height="0.589cm" svg:x="7.758cm" svg:y="3.448cm">
          <draw:image xlink:href="Pictures/20000014000003DE0000024D92CC2D7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онтур abcd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7204968944099">
                <text:p>44.7204968944099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204968944099">
                <text:p>44.7204968944099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8633540372671">
                <text:p>51.863354037267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894409937888">
                <text:p>99.689440993788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.297096496181">
                <text:p>197.2970964961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9.835cm" svg:height="5.224cm" xlink:href="." xlink:type="simple" chart:class="chart:scatter" chart:style-name="ch1">
        <chart:title svg:x="3.511cm" svg:y="0.24cm" chart:style-name="ch2">
          <text:p>Котнур adefa</text:p>
        </chart:title>
        <chart:plot-area chart:style-name="ch3" chart:data-source-has-labels="both" svg:x="0.505cm" svg:y="0.81cm" svg:width="8.847cm" svg:height="4.093cm">
          <chartooo:coordinate-region svg:x="1.232cm" svg:y="1.022cm" svg:width="7.84cm" svg:height="3.669cm"/>
          <chart:axis chart:dimension="x" chart:name="primary-x" chart:style-name="ch4" chartooo:axis-type="auto">
            <chart:title svg:x="8.164cm" svg:y="2.628cm" chart:style-name="ch5">
              <text:p>R, Ом</text:p>
            </chart:title>
            <chart:categories table:cell-range-address="local-table.$A$2:.$A$7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draw:frame draw:style-name="gr1" draw:text-style-name="P1" svg:width="0.91cm" svg:height="0.59cm" svg:x="1.257cm" svg:y="0.428cm">
          <draw:image xlink:href="Pictures/20000013000002BB0000024D5D52E0B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6076555023924">
                <text:p>97.607655502392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.259829415436">
                <text:p>193.25982941543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.651133763262">
                <text:p>225.651133763262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.651133763262">
                <text:p>225.6511337632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.042438111088">
                <text:p>443.0424381110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